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470a17" officeooo:paragraph-rsid="0548d87b"/>
    </style:style>
    <style:style style:name="P4" style:family="paragraph" style:parent-style-name="Text_20_body">
      <style:text-properties officeooo:rsid="05470a17" officeooo:paragraph-rsid="05573782"/>
    </style:style>
    <style:style style:name="P5" style:family="paragraph" style:parent-style-name="Text_20_body">
      <style:text-properties officeooo:rsid="05538a9d" officeooo:paragraph-rsid="05538a9d"/>
    </style:style>
    <style:style style:name="P6" style:family="paragraph" style:parent-style-name="Text_20_body">
      <style:paragraph-properties fo:line-height="100%"/>
      <style:text-properties officeooo:rsid="04af6545" officeooo:paragraph-rsid="04af6545"/>
    </style:style>
    <style:style style:name="P7" style:family="paragraph" style:parent-style-name="Text_20_body">
      <style:paragraph-properties fo:line-height="100%"/>
      <style:text-properties officeooo:rsid="055468c3" officeooo:paragraph-rsid="05573782"/>
    </style:style>
    <style:style style:name="P8" style:family="paragraph" style:parent-style-name="Text_20_body">
      <style:text-properties officeooo:rsid="055468c3" officeooo:paragraph-rsid="05573782"/>
    </style:style>
    <style:style style:name="P9" style:family="paragraph" style:parent-style-name="Text_20_body">
      <style:text-properties officeooo:rsid="0545154d" officeooo:paragraph-rsid="05573782"/>
    </style:style>
    <style:style style:name="P10" style:family="paragraph" style:parent-style-name="Text_20_body">
      <style:text-properties officeooo:rsid="054704fb" officeooo:paragraph-rsid="05573782"/>
    </style:style>
    <style:style style:name="P11" style:family="paragraph" style:parent-style-name="Text_20_body">
      <style:text-properties officeooo:rsid="054b5b05" officeooo:paragraph-rsid="05573782"/>
    </style:style>
    <style:style style:name="P12" style:family="paragraph" style:parent-style-name="Text_20_body">
      <style:text-properties officeooo:rsid="0557373f" officeooo:paragraph-rsid="05573782"/>
    </style:style>
    <style:style style:name="P13" style:family="paragraph" style:parent-style-name="Text_20_body">
      <style:text-properties officeooo:rsid="0558ce7b" officeooo:paragraph-rsid="05573782"/>
    </style:style>
    <style:style style:name="P14" style:family="paragraph" style:parent-style-name="Text_20_body">
      <style:text-properties officeooo:rsid="0560e502" officeooo:paragraph-rsid="05573782"/>
    </style:style>
    <style:style style:name="P15" style:family="paragraph" style:parent-style-name="Heading_20_2">
      <style:text-properties officeooo:paragraph-rsid="052ed04f"/>
    </style:style>
    <style:style style:name="P16" style:family="paragraph" style:parent-style-name="Heading_20_2">
      <style:text-properties officeooo:paragraph-rsid="05573782"/>
    </style:style>
    <style:style style:name="P17" style:family="paragraph" style:parent-style-name="Heading_20_2">
      <style:paragraph-properties fo:text-align="end" style:justify-single-word="false" style:writing-mode="rl-tb"/>
      <style:text-properties officeooo:rsid="052623dc" officeooo:paragraph-rsid="05573782"/>
    </style:style>
    <style:style style:name="P18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52d90d"/>
    </style:style>
    <style:style style:name="T3" style:family="text">
      <style:text-properties officeooo:rsid="05538a9d"/>
    </style:style>
    <style:style style:name="T4" style:family="text">
      <style:text-properties officeooo:rsid="06c29e80"/>
    </style:style>
    <style:style style:name="T5" style:family="text">
      <style:text-properties officeooo:rsid="053d3269"/>
    </style:style>
    <style:style style:name="T6" style:family="text">
      <style:text-properties officeooo:rsid="05510f7d"/>
    </style:style>
    <style:style style:name="T7" style:family="text">
      <style:text-properties officeooo:rsid="054745e0"/>
    </style:style>
    <style:style style:name="T8" style:family="text">
      <style:text-properties officeooo:rsid="05470a1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54b5b05"/>
    </style:style>
    <style:style style:name="T11" style:family="text">
      <style:text-properties officeooo:rsid="054c25e1"/>
    </style:style>
    <style:style style:name="T12" style:family="text">
      <style:text-properties officeooo:rsid="054bc636"/>
    </style:style>
    <style:style style:name="T13" style:family="text">
      <style:text-properties style:text-position="super 58%" officeooo:rsid="054bc636"/>
    </style:style>
    <style:style style:name="T14" style:family="text">
      <style:text-properties officeooo:rsid="0558ce7b"/>
    </style:style>
    <style:style style:name="T15" style:family="text">
      <style:text-properties officeooo:rsid="055468c3"/>
    </style:style>
    <style:style style:name="T16" style:family="text">
      <style:text-properties officeooo:rsid="05573782"/>
    </style:style>
    <style:style style:name="T17" style:family="text">
      <style:text-properties officeooo:rsid="055828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span text:style-name="T1">מטלה</text:span> <text:span text:style-name="T2">5 - מיקסום רווח, שיווי משקל</text:span></text:h>
      <text:p text:style-name="P6">יש לענות על שאלה אחת לבחירתכם. הגשה בזוגות, עד תחילת ההרצאה הבאה.</text:p>
      <text:p text:style-name="P17">שאלה<text:span text:style-name="T5"> 1</text:span>: <text:span text:style-name="T6">מיקסום רווח עם ברירת-מחדל</text:span></text:p>
      <text:p text:style-name="P9">מצאתם ברחוב ציור עתיק. בחנות יד שניה הציעו לכם עבורו X ש"ח. אתם רוצים להשיג סכום גבוה יותר ע"י מכירה לאספן עתיקות ידוע, שהערך שלו לציור מתפלג לפי פונקציה F. </text:p>
      <text:p text:style-name="P10">תארו מנגנון אמיתי הממקסם את הרווח שלכם ממכירת הציור. שימו לב - המנגנון תלוי <text:span text:style-name="T7">ב-</text:span>F וגם <text:span text:style-name="T7">ב-</text:span>X.</text:p>
      <text:p text:style-name="P17">שאלה<text:span text:style-name="T5"> 2</text:span>: <text:span text:style-name="T8">מכרז הפוך</text:span></text:p>
      <text:p text:style-name="P4">במכרז הפוך, יש כמה חברות שמוכנות לייצר חפץ מסויים. אנחנו רוצים לקנות את החפץ מאחת החברות, ולשלם עליו כמה שפחות. <text:s/>נניח שעלות-הייצור של כל חברה מתפלגת לפי פונקציה F (התפלגות זהה עבור כל החברות). תארו מנגנון אמיתי למכירת החפץ בעלות קטנה ככל האפשר.</text:p>
      <text:p text:style-name="P4"><text:span text:style-name="T9">שימו לב</text:span>: כדי <text:span text:style-name="T7">ש</text:span>השאלה<text:span text:style-name="T7"> תהיה הגיונית, צריך להוסיף לה נתון מסויים</text:span>. מהו?</text:p>
      <text:p text:style-name="P17">שאלה<text:span text:style-name="T16">3</text:span>: <text:span text:style-name="T10">ערך וירטואלי בהתפלגות אחידה</text:span></text:p>
      <text:p text:style-name="P11">נניח שהערך של קונה מסויים מתפלג אחיד בין a ל- b<text:span text:style-name="T11"> (שני פרמטרים חיוביים).</text:span></text:p>
      <text:p text:style-name="P11">א. כיתבו ביטוי לפונקציית הערך הוירטואלי של הקונה<text:span text:style-name="T12">, r(v).</text:span></text:p>
      <text:p text:style-name="P11">ב. כיתבו ביטוי למחיר האופטימלי למכירת חפץ כלשהו לקונה זה<text:span text:style-name="T12">, r</text:span><text:span text:style-name="T13">-1</text:span><text:span text:style-name="T12">(0).</text:span></text:p>
      <text:p text:style-name="P17">שאלה<text:span text:style-name="T16">4</text:span>: <text:span text:style-name="T10">ערך וירטואלי בהתפלגות בדידה</text:span></text:p>
      <text:p text:style-name="P12">שאלו 1<text:span text:style-name="T17">15</text:span>0 אנשים כמה הם מוכנים לשלם על ענף של עץ סמבוק מבית-לחם הגלילית. התקבלו התשובות הבאות: <text:s text:c="2"/>50 אמרו "1". <text:s text:c="2"/>100 אמרו "2". <text:s text:c="2"/>850 אמרו "3". <text:s text:c="2"/>100 אמרו "4". <text:s text:c="3"/>50 אמרו "5".</text:p>
      <text:p text:style-name="P13">הניחו שהתשובות כנות ושהמדגם מייצג את כלל האוכלוסיה בישראל.</text:p>
      <text:p text:style-name="P11">א. כיתבו ביטוי לפונקציית הערך הוירטואלי של <text:span text:style-name="T14">קונים בישראל.</text:span></text:p>
      <text:p text:style-name="P13">ב. תארו מכרז ממקסם-רווח למכירת ענף עץ סמבוק לקונה מישראל.</text:p>
      <text:p text:style-name="P14">ג. מה תוחלת הרווח של המכרז שלכם כשיש קונה אחד? שני קונים?</text:p>
      <text:p text:style-name="P16">שאלה <text:span text:style-name="T16">5</text:span>: <text:span text:style-name="T15">השוואת רווח בין מכרזים</text:span></text:p>
      <text:p text:style-name="P8">נתונים n קונים שהערך שלהם מתפלג אחיד בין 0 ל-100.</text:p>
      <text:p text:style-name="P8">א. במכרז ויקרי בלי מחיר מינימום, מה תוחלת הרווח של המוכר?</text:p>
      <text:p text:style-name="P8">ב. במכרז ויקרי עם מחיר המינימום האופטימלי, מה תוחלת הרווח של המוכר?</text:p>
      <text:p text:style-name="P7"/>
      <text:p text:style-name="P15"><text:soft-page-break/>שאלה <text:span text:style-name="T16">6</text:span>: <text:span text:style-name="T3">משחקים ושיווי-משקל</text:span></text:p>
      <text:p text:style-name="P5">צפו בסרטון על משחק "כדורי הזהב", למשל <text:s/><text:span text:style-name="T4">https://youtu.be/p3Uos2fzIJ0</text:span> וענו:</text:p>
      <text:p text:style-name="P5">א. מהי טבלת התועלות של המשחק?</text:p>
      <text:p text:style-name="P5">ב. האם יש שיווי-משקל בפעולות שולטות, ואם כן, איזה?</text:p>
      <text:p text:style-name="P5">ג. מה הם כל שיוויי-משקל-נאש במשחק?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22T11:29:43.723613676</dc:date>
    <meta:editing-duration>P10DT9H23M29S</meta:editing-duration>
    <meta:editing-cycles>1217</meta:editing-cycles>
    <meta:document-statistic meta:table-count="0" meta:image-count="0" meta:object-count="0" meta:page-count="2" meta:paragraph-count="29" meta:word-count="327" meta:character-count="1797" meta:non-whitespace-character-count="1485"/>
  </office:meta>
</office:document-meta>
</file>